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2.7346in"/>
    </style:style>
    <style:style style:name="co3" style:family="table-column">
      <style:table-column-properties fo:break-before="auto" style:column-width="2.4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authSys</text:p>
          </table:table-cell>
          <table:table-cell table:style-name="ce1" office:value-type="string" calcext:value-type="string">
            <text:p>authGold</text:p>
          </table:table-cell>
          <table:table-cell table:style-name="ce1" office:value-type="string" calcext:value-type="string">
            <text:p>authMatch</text:p>
          </table:table-cell>
          <table:table-cell table:style-name="ce1" office:value-type="string" calcext:value-type="string">
            <text:p>centSys</text:p>
          </table:table-cell>
          <table:table-cell table:style-name="ce1" office:value-type="string" calcext:value-type="string">
            <text:p>centGold</text:p>
          </table:table-cell>
          <table:table-cell table:style-name="ce1" office:value-type="string" calcext:value-type="string">
            <text:p>centMatch</text:p>
          </table:table-cell>
          <table:table-cell table:style-name="ce1" office:value-type="string" calcext:value-type="string">
            <text:p>centDiff</text:p>
          </table:table-cell>
          <table:table-cell table:style-name="ce1"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0001_mistral-small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02_mistral-small.json</text:p>
          </table:table-cell>
          <table:table-cell office:value-type="string" calcext:value-type="string">
            <text:p>Quevedo, Francisco de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03_mistral-small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04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05_mistral-small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06_mistral-small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07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08_mistral-small.json</text:p>
          </table:table-cell>
          <table:table-cell office:value-type="string" calcext:value-type="string">
            <text:p>José María Munoz Lebrij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09_mistral-small.json</text:p>
          </table:table-cell>
          <table:table-cell office:value-type="string" calcext:value-type="string">
            <text:p>Guillermo Carbrera-Súsler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10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11_mistral-small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12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13_mistral-small.json</text:p>
          </table:table-cell>
          <table:table-cell office:value-type="string" calcext:value-type="string">
            <text:p>Melchor de Palau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14_mistral-small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15_mistral-small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16_mistral-small.json</text:p>
          </table:table-cell>
          <table:table-cell office:value-type="string" calcext:value-type="string">
            <text:p>Gabriel de Yepes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17_mistral-small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18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19_mistral-small.json</text:p>
          </table:table-cell>
          <table:table-cell office:value-type="string" calcext:value-type="string">
            <text:p>Quino (apellido real: José Hernández)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20_mistral-small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2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22_mistral-small.json</text:p>
          </table:table-cell>
          <table:table-cell office:value-type="string" calcext:value-type="string">
            <text:p>Vicente Antonio García de la Huert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23_mistral-small.json</text:p>
          </table:table-cell>
          <table:table-cell office:value-type="string" calcext:value-type="string">
            <text:p>Pedro de Escobar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24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25_mistral-small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26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27_mistral-small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28_mistral-small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29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30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31_mistral-small.json</text:p>
          </table:table-cell>
          <table:table-cell office:value-type="string" calcext:value-type="string">
            <text:p>Diego Heredi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32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33_mistral-small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34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35_mistral-small.json</text:p>
          </table:table-cell>
          <table:table-cell office:value-type="string" calcext:value-type="string">
            <text:p>José de Diego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36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37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38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39_mistral-small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40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4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42_mistral-small.json</text:p>
          </table:table-cell>
          <table:table-cell office:value-type="string" calcext:value-type="string">
            <text:p>Gabriel Celay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43_mistral-small.json</text:p>
          </table:table-cell>
          <table:table-cell office:value-type="string" calcext:value-type="string">
            <text:p>Fray Manuel de Sumay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44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45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46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47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48_mistral-small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49_mistral-small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50_mistral-small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5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52_mistral-small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53_mistral-small.json</text:p>
          </table:table-cell>
          <table:table-cell office:value-type="string" calcext:value-type="string">
            <text:p>Gabriel Márquez de la Plat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54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55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56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57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58_mistral-small.json</text:p>
          </table:table-cell>
          <table:table-cell office:value-type="string" calcext:value-type="string">
            <text:p>Gabriel María José de Guzmán y Spínola, conde de Teba y marqués de Squilach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59_mistral-small.json</text:p>
          </table:table-cell>
          <table:table-cell office:value-type="string" calcext:value-type="string">
            <text:p>Luciano de Samosat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60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6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62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63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64_mistral-small.json</text:p>
          </table:table-cell>
          <table:table-cell office:value-type="string" calcext:value-type="string">
            <text:p>Cristóbal de Castillej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65_mistral-small.json</text:p>
          </table:table-cell>
          <table:table-cell office:value-type="string" calcext:value-type="string">
            <text:p>Fray Diego de Saavedra Fajar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66_mistral-small.json</text:p>
          </table:table-cell>
          <table:table-cell office:value-type="string" calcext:value-type="string">
            <text:p>Rafael Medina Villalpan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67_mistral-small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68_mistral-small.json</text:p>
          </table:table-cell>
          <table:table-cell office:value-type="string" calcext:value-type="string">
            <text:p>Félix María Samanieg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69_mistral-small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70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71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72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73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74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75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76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77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78_mistral-small.json</text:p>
          </table:table-cell>
          <table:table-cell office:value-type="string" calcext:value-type="string">
            <text:p>José de la Cruz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79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80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81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82_mistral-small.json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83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84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85_mistral-small.json</text:p>
          </table:table-cell>
          <table:table-cell office:value-type="string" calcext:value-type="string">
            <text:p>Francisco Imperial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86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87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88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89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90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91_mistral-small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92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93_mistral-small.json</text:p>
          </table:table-cell>
          <table:table-cell office:value-type="string" calcext:value-type="string">
            <text:p>Diego García de Paredes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94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95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96_mistral-small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97_mistral-small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98_mistral-small.json</text:p>
          </table:table-cell>
          <table:table-cell office:value-type="string" calcext:value-type="string">
            <text:p>Rafael de Campalans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99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100_mistral-small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</table:table-row>
        <table:table-row table:style-name="ro1">
          <table:table-cell office:value-type="string" calcext:value-type="string">
            <text:p>0001_mistral-large-latest.json</text:p>
          </table:table-cell>
          <table:table-cell office:value-type="string" calcext:value-type="string">
            <text:p>Tomás Moral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02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03_mistral-large-latest.json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04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05_mistral-large-lates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06_mistral-large-lates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07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08_mistral-large-latest.json</text:p>
          </table:table-cell>
          <table:table-cell office:value-type="string" calcext:value-type="string">
            <text:p>José Ángel Valente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09_mistral-large-latest.json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1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11_mistral-large-latest.json</text:p>
          </table:table-cell>
          <table:table-cell office:value-type="string" calcext:value-type="string">
            <text:p>Claudio Rodrígue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12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13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14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15_mistral-large-lates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16_mistral-large-latest.json</text:p>
          </table:table-cell>
          <table:table-cell office:value-type="string" calcext:value-type="string">
            <text:p>José Hernández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17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18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19_mistral-large-latest.json</text:p>
          </table:table-cell>
          <table:table-cell office:value-type="string" calcext:value-type="string">
            <text:p>Tomás Villarroel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20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21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22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23_mistral-large-latest.json</text:p>
          </table:table-cell>
          <table:table-cell office:value-type="string" calcext:value-type="string">
            <text:p>Tomás Navarro Tomás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24_mistral-large-latest.json</text:p>
          </table:table-cell>
          <table:table-cell office:value-type="string" calcext:value-type="string">
            <text:p>Tomás Segovi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25_mistral-large-latest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26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27_mistral-large-lates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28_mistral-large-latest.json</text:p>
          </table:table-cell>
          <table:table-cell office:value-type="string" calcext:value-type="string">
            <text:p>Ricardo Güiraldes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29_mistral-large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3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31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32_mistral-large-latest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3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34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35_mistral-large-lates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36_mistral-large-latest.json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37_mistral-large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38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3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4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41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42_mistral-large-latest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4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44_mistral-large-latest.json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45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46_mistral-large-latest.json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47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48_mistral-large-latest.json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49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50_mistral-large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51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52_mistral-large-lates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5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54_mistral-large-latest.json</text:p>
          </table:table-cell>
          <table:table-cell office:value-type="string" calcext:value-type="string">
            <text:p>Antonio de Trueba y de la Quintan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55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56_mistral-large-latest.json</text:p>
          </table:table-cell>
          <table:table-cell office:value-type="string" calcext:value-type="string">
            <text:p>José Joaquín de M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57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58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59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60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61_mistral-large-latest.json</text:p>
          </table:table-cell>
          <table:table-cell office:value-type="string" calcext:value-type="string">
            <text:p>Tomás Morales Castell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62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63_mistral-large-latest.json</text:p>
          </table:table-cell>
          <table:table-cell office:value-type="string" calcext:value-type="string">
            <text:p>Ricardo Palm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64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65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66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67_mistral-large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68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6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70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71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72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7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74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75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76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77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78_mistral-large-latest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7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8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81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82_mistral-large-latest.json</text:p>
          </table:table-cell>
          <table:table-cell office:value-type="string" calcext:value-type="string">
            <text:p>José Joaquín de Olmed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83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84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85_mistral-large-latest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86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87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88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89_mistral-large-latest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90_mistral-large-latest.json</text:p>
          </table:table-cell>
          <table:table-cell office:value-type="string" calcext:value-type="string">
            <text:p>José Emilio Pachec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91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92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93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94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95_mistral-large-latest.json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96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97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98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9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100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</table:table-row>
        <table:table-row table:style-name="ro1">
          <table:table-cell office:value-type="string" calcext:value-type="string">
            <text:p>0001_claude-3-5-haiku-latest.json</text:p>
          </table:table-cell>
          <table:table-cell office:value-type="string" calcext:value-type="string">
            <text:p>Enrique Banch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02_claude-3-5-haiku-latest.json</text:p>
          </table:table-cell>
          <table:table-cell office:value-type="string" calcext:value-type="string">
            <text:p>Rodrigo de Mendoz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03_claude-3-5-haiku-latest.json</text:p>
          </table:table-cell>
          <table:table-cell office:value-type="string" calcext:value-type="string">
            <text:p>Gabriel Ares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04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05_claude-3-5-haiku-latest.json</text:p>
          </table:table-cell>
          <table:table-cell office:value-type="string" calcext:value-type="string">
            <text:p>Ramón Gómez de la Sern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06_claude-3-5-haiku-lates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07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08_claude-3-5-haiku-latest.json</text:p>
          </table:table-cell>
          <table:table-cell office:value-type="string" calcext:value-type="string">
            <text:p>Miguel Sánchez-Osti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09_claude-3-5-haiku-latest.json</text:p>
          </table:table-cell>
          <table:table-cell office:value-type="string" calcext:value-type="string">
            <text:p>César Vallej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10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11_claude-3-5-haiku-latest.json</text:p>
          </table:table-cell>
          <table:table-cell office:value-type="string" calcext:value-type="string">
            <text:p>Luis Antonio de Villen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12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13_claude-3-5-haiku-latest.json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14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15_claude-3-5-haiku-latest.json</text:p>
          </table:table-cell>
          <table:table-cell office:value-type="string" calcext:value-type="string">
            <text:p>Autor desconocido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16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17_claude-3-5-haiku-latest.json</text:p>
          </table:table-cell>
          <table:table-cell office:value-type="string" calcext:value-type="string">
            <text:p>Juan Pérez de Montalbán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18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19_claude-3-5-haiku-latest.json</text:p>
          </table:table-cell>
          <table:table-cell office:value-type="string" calcext:value-type="string">
            <text:p>José Joaquín de Mora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20_claude-3-5-haiku-latest.json</text:p>
          </table:table-cell>
          <table:table-cell office:value-type="string" calcext:value-type="string">
            <text:p>Leandro Fernández de Moratín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21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22_claude-3-5-haiku-latest.json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23_claude-3-5-haiku-latest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24_claude-3-5-haiku-latest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25_claude-3-5-haiku-latest.json</text:p>
          </table:table-cell>
          <table:table-cell office:value-type="string" calcext:value-type="string">
            <text:p>Luis García Montero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26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27_claude-3-5-haiku-lates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28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29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30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31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32_claude-3-5-haiku-latest.json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33_claude-3-5-haiku-latest.json</text:p>
          </table:table-cell>
          <table:table-cell office:value-type="string" calcext:value-type="string">
            <text:p>Juan Pérez de Montalbán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34_claude-3-5-haiku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35_claude-3-5-haiku-lates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36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37_claude-3-5-haiku-latest.json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38_claude-3-5-haiku-latest.json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3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40_claude-3-5-haiku-latest.json</text:p>
          </table:table-cell>
          <table:table-cell office:value-type="string" calcext:value-type="string">
            <text:p>José María de Heredia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41_claude-3-5-haiku-latest.json</text:p>
          </table:table-cell>
          <table:table-cell office:value-type="string" calcext:value-type="string">
            <text:p>Julián del Casal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42_claude-3-5-haiku-latest.json</text:p>
          </table:table-cell>
          <table:table-cell office:value-type="string" calcext:value-type="string">
            <text:p>Luis Rosales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43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44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45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46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47_claude-3-5-haiku-latest.json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48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49_claude-3-5-haiku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50_claude-3-5-haiku-latest.json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51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52_claude-3-5-haiku-latest.json</text:p>
          </table:table-cell>
          <table:table-cell office:value-type="string" calcext:value-type="string">
            <text:p>Mariano José de Lar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53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54_claude-3-5-haiku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55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56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57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58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59_claude-3-5-haiku-latest.json</text:p>
          </table:table-cell>
          <table:table-cell office:value-type="string" calcext:value-type="string">
            <text:p>José María de Heredi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60_claude-3-5-haiku-lates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61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62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63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64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65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66_claude-3-5-haiku-latest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67_claude-3-5-haiku-latest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68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6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70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71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72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73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74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75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76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77_claude-3-5-haiku-lates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78_claude-3-5-haiku-latest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7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80_claude-3-5-haiku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81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82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83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84_claude-3-5-haiku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85_claude-3-5-haiku-latest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86_claude-3-5-haiku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87_claude-3-5-haiku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88_claude-3-5-haiku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8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90_claude-3-5-haiku-latest.json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91_claude-3-5-haiku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92_claude-3-5-haiku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93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94_claude-3-5-haiku-latest.json</text:p>
          </table:table-cell>
          <table:table-cell office:value-type="string" calcext:value-type="string">
            <text:p>José Martí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95_claude-3-5-haiku-latest.json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96_claude-3-5-haiku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97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98_claude-3-5-haiku-latest.json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99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100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</table:table-row>
        <table:table-row table:style-name="ro1">
          <table:table-cell office:value-type="string" calcext:value-type="string">
            <text:p>0001_claude-3-5-sonnet-latest.json</text:p>
          </table:table-cell>
          <table:table-cell office:value-type="string" calcext:value-type="string">
            <text:p>Carlos Arturo Torr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02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03_claude-3-5-sonnet-latest.json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04_claude-3-5-sonnet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05_claude-3-5-sonnet-latest.json</text:p>
          </table:table-cell>
          <table:table-cell office:value-type="string" calcext:value-type="string">
            <text:p>Rafael Pomb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06_claude-3-5-sonnet-lates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07_claude-3-5-sonnet-latest.json</text:p>
          </table:table-cell>
          <table:table-cell office:value-type="string" calcext:value-type="string">
            <text:p>Félix Lope de Vega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08_claude-3-5-sonnet-latest.json</text:p>
          </table:table-cell>
          <table:table-cell office:value-type="string" calcext:value-type="string">
            <text:p>Francisco Javier Irazok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09_claude-3-5-sonnet-latest.json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10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11_claude-3-5-sonnet-latest.json</text:p>
          </table:table-cell>
          <table:table-cell office:value-type="string" calcext:value-type="string">
            <text:p>Dionisio Ridruej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12_claude-3-5-sonnet-latest.json</text:p>
          </table:table-cell>
          <table:table-cell office:value-type="string" calcext:value-type="string">
            <text:p>José de Cañizares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13_claude-3-5-sonnet-latest.json</text:p>
          </table:table-cell>
          <table:table-cell office:value-type="string" calcext:value-type="string">
            <text:p>Antonio Aparisi y Guijarr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14_claude-3-5-sonnet-latest.json</text:p>
          </table:table-cell>
          <table:table-cell office:value-type="string" calcext:value-type="string">
            <text:p>Pedro Antonio de Alarcón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15_claude-3-5-sonnet-latest.json</text:p>
          </table:table-cell>
          <table:table-cell office:value-type="string" calcext:value-type="string">
            <text:p>Juan Martínez Villergas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16_claude-3-5-sonnet-latest.json</text:p>
          </table:table-cell>
          <table:table-cell table:number-columns-repeated="2" office:value-type="string" calcext:value-type="string">
            <text:p>Manuel Bretón de los Herrer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17_claude-3-5-sonnet-latest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18_claude-3-5-sonnet-latest.json</text:p>
          </table:table-cell>
          <table:table-cell office:value-type="string" calcext:value-type="string">
            <text:p>José Iglesias de la Cas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19_claude-3-5-sonnet-latest.json</text:p>
          </table:table-cell>
          <table:table-cell office:value-type="string" calcext:value-type="string">
            <text:p>Juan Nicasio Gallego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20_claude-3-5-sonnet-latest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21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22_claude-3-5-sonnet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23_claude-3-5-sonnet-lates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24_claude-3-5-sonnet-latest.json</text:p>
          </table:table-cell>
          <table:table-cell office:value-type="string" calcext:value-type="string">
            <text:p>Eduardo Benot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25_claude-3-5-sonnet-latest.json</text:p>
          </table:table-cell>
          <table:table-cell office:value-type="string" calcext:value-type="string">
            <text:p>Carlos Murciano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26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27_claude-3-5-sonnet-lates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28_claude-3-5-sonnet-latest.json</text:p>
          </table:table-cell>
          <table:table-cell office:value-type="string" calcext:value-type="string">
            <text:p>Vicente Riva Palacio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29_claude-3-5-sonnet-lates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30_claude-3-5-sonnet-latest.json</text:p>
          </table:table-cell>
          <table:table-cell table:number-columns-repeated="2" office:value-type="string" calcext:value-type="string">
            <text:p>Juan Meléndez Valdé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31_claude-3-5-sonnet-latest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32_claude-3-5-sonnet-latest.json</text:p>
          </table:table-cell>
          <table:table-cell office:value-type="string" calcext:value-type="string">
            <text:p>Manuel González Prada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33_claude-3-5-sonnet-latest.json</text:p>
          </table:table-cell>
          <table:table-cell office:value-type="string" calcext:value-type="string">
            <text:p>Leonor de la Cueva y Silv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34_claude-3-5-sonnet-latest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35_claude-3-5-sonnet-lates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36_claude-3-5-sonnet-latest.json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37_claude-3-5-sonnet-latest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38_claude-3-5-sonnet-latest.json</text:p>
          </table:table-cell>
          <table:table-cell office:value-type="string" calcext:value-type="string">
            <text:p>Juana Borrero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39_claude-3-5-sonnet-latest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40_claude-3-5-sonnet-latest.json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41_claude-3-5-sonnet-latest.json</text:p>
          </table:table-cell>
          <table:table-cell office:value-type="string" calcext:value-type="string">
            <text:p>José María Rivas Groot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42_claude-3-5-sonnet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43_claude-3-5-sonnet-latest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44_claude-3-5-sonnet-latest.json</text:p>
          </table:table-cell>
          <table:table-cell table:number-columns-repeated="2" office:value-type="string" calcext:value-type="string">
            <text:p>Manuel José Othó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45_claude-3-5-sonnet-latest.json</text:p>
          </table:table-cell>
          <table:table-cell office:value-type="string" calcext:value-type="string">
            <text:p>Ricardo Gil y Zárate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46_claude-3-5-sonnet-latest.json</text:p>
          </table:table-cell>
          <table:table-cell office:value-type="string" calcext:value-type="string">
            <text:p>Antonio Fernández Gril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47_claude-3-5-sonnet-latest.json</text:p>
          </table:table-cell>
          <table:table-cell office:value-type="string" calcext:value-type="string">
            <text:p>Juan de Dios Pez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48_claude-3-5-sonnet-latest.json</text:p>
          </table:table-cell>
          <table:table-cell office:value-type="string" calcext:value-type="string">
            <text:p>José María Heredia y Heredi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49_claude-3-5-sonnet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50_claude-3-5-sonnet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51_claude-3-5-sonnet-latest.json</text:p>
          </table:table-cell>
          <table:table-cell office:value-type="string" calcext:value-type="string">
            <text:p>Miguel Agustín Príncip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52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53_claude-3-5-sonnet-latest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54_claude-3-5-sonnet-latest.json</text:p>
          </table:table-cell>
          <table:table-cell office:value-type="string" calcext:value-type="string">
            <text:p>Antonio Ros de Ol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55_claude-3-5-sonnet-latest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56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57_claude-3-5-sonnet-latest.json</text:p>
          </table:table-cell>
          <table:table-cell office:value-type="string" calcext:value-type="string">
            <text:p>José González de Teja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58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59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60_claude-3-5-sonnet-latest.json</text:p>
          </table:table-cell>
          <table:table-cell office:value-type="string" calcext:value-type="string">
            <text:p>Rosario de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61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62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63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64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65_claude-3-5-sonnet-latest.json</text:p>
          </table:table-cell>
          <table:table-cell office:value-type="string" calcext:value-type="string">
            <text:p>Juan Nicasio Galleg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66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67_claude-3-5-sonnet-latest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68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69_claude-3-5-sonnet-latest.json</text:p>
          </table:table-cell>
          <table:table-cell office:value-type="string" calcext:value-type="string">
            <text:p>Félix Lope de Vega y Carpi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70_claude-3-5-sonnet-latest.json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71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72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73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74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75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76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77_claude-3-5-sonnet-latest.json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78_claude-3-5-sonnet-latest.json</text:p>
          </table:table-cell>
          <table:table-cell office:value-type="string" calcext:value-type="string">
            <text:p>Fernando Marama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79_claude-3-5-sonnet-latest.json</text:p>
          </table:table-cell>
          <table:table-cell office:value-type="string" calcext:value-type="string">
            <text:p>Juan del Valle y Caviedes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80_claude-3-5-sonnet-latest.json</text:p>
          </table:table-cell>
          <table:table-cell office:value-type="string" calcext:value-type="string">
            <text:p>Juan del Valle y Caviedes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81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82_claude-3-5-sonnet-latest.json</text:p>
          </table:table-cell>
          <table:table-cell office:value-type="string" calcext:value-type="string">
            <text:p>Felipe Pardo y Aliaga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83_claude-3-5-sonnet-latest.json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84_claude-3-5-sonnet-latest.json</text:p>
          </table:table-cell>
          <table:table-cell office:value-type="string" calcext:value-type="string">
            <text:p>José Gautier Benítez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85_claude-3-5-sonnet-latest.json</text:p>
          </table:table-cell>
          <table:table-cell office:value-type="string" calcext:value-type="string">
            <text:p>Íñigo López de Mendoza, Marqués de Santilla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86_claude-3-5-sonnet-latest.json</text:p>
          </table:table-cell>
          <table:table-cell office:value-type="string" calcext:value-type="string">
            <text:p>Juan Boscán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87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88_claude-3-5-sonnet-latest.json</text:p>
          </table:table-cell>
          <table:table-cell office:value-type="string" calcext:value-type="string">
            <text:p>Alberto Lista y Aragón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89_claude-3-5-sonnet-latest.json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90_claude-3-5-sonnet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91_claude-3-5-sonnet-latest.json</text:p>
          </table:table-cell>
          <table:table-cell office:value-type="string" calcext:value-type="string">
            <text:p>Francisco de Medrano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92_claude-3-5-sonnet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93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94_claude-3-5-sonnet-latest.json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95_claude-3-5-sonnet-latest.json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96_claude-3-5-sonnet-latest.json</text:p>
          </table:table-cell>
          <table:table-cell office:value-type="string" calcext:value-type="string">
            <text:p>Miguel Antonio Caro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97_claude-3-5-sonnet-latest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98_claude-3-5-sonnet-latest.json</text:p>
          </table:table-cell>
          <table:table-cell office:value-type="string" calcext:value-type="string">
            <text:p>Juan de Dios Pez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99_claude-3-5-sonnet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100_claude-3-5-sonnet-latest.json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</table:table-row>
        <table:table-row table:style-name="ro1">
          <table:table-cell office:value-type="string" calcext:value-type="string">
            <text:p>0001_deepseek-chat.json</text:p>
          </table:table-cell>
          <table:table-cell office:value-type="string" calcext:value-type="string">
            <text:p>José Juan Tablad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02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03_deepseek-chat.json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04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05_deepseek-chat.json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06_deepseek-cha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07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08_deepseek-chat.json</text:p>
          </table:table-cell>
          <table:table-cell office:value-type="string" calcext:value-type="string">
            <text:p>Miguel Sánchez-Osti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09_deepseek-chat.json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10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11_deepseek-chat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12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13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14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15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16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17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18_deepseek-chat.json</text:p>
          </table:table-cell>
          <table:table-cell office:value-type="string" calcext:value-type="string">
            <text:p>José Cadals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19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20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21_deepseek-chat.json</text:p>
          </table:table-cell>
          <table:table-cell office:value-type="string" calcext:value-type="string">
            <text:p>Mariano José de Lar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22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23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24_deepseek-chat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25_deepseek-chat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26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27_deepseek-cha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28_deepseek-cha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29_deepseek-chat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30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31_deepseek-cha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32_deepseek-cha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33_deepseek-chat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34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35_deepseek-cha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36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37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38_deepseek-chat.json</text:p>
          </table:table-cell>
          <table:table-cell office:value-type="string" calcext:value-type="string">
            <text:p>Julio Flórez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39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40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41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42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43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44_deepseek-chat.json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45_deepseek-chat.json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46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47_deepseek-cha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48_deepseek-cha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49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50_deepseek-chat.json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51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52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53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54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55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56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57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58_deepseek-cha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59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60_deepseek-chat.json</text:p>
          </table:table-cell>
          <table:table-cell office:value-type="string" calcext:value-type="string">
            <text:p>Concha Ménde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61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62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63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64_deepseek-cha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65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66_deepseek-chat.json</text:p>
          </table:table-cell>
          <table:table-cell office:value-type="string" calcext:value-type="string">
            <text:p>Leda Rodrígue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67_deepseek-cha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68_deepseek-cha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69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70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71_deepseek-chat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72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73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74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75_deepseek-cha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76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77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78_deepseek-chat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79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80_deepseek-chat.json</text:p>
          </table:table-cell>
          <table:table-cell office:value-type="string" calcext:value-type="string">
            <text:p>Javier Águila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81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82_deepseek-chat.json</text:p>
          </table:table-cell>
          <table:table-cell office:value-type="string" calcext:value-type="string">
            <text:p>José Joaquín de Olmed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83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84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85_deepseek-chat.json</text:p>
          </table:table-cell>
          <table:table-cell office:value-type="string" calcext:value-type="string">
            <text:p>Juan de Me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86_deepseek-cha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87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88_deepseek-chat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89_deepseek-cha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90_deepseek-chat.json</text:p>
          </table:table-cell>
          <table:table-cell office:value-type="string" calcext:value-type="string">
            <text:p>Federico García Lorca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91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92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93_deepseek-cha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94_deepseek-cha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95_deepseek-chat.json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96_deepseek-cha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97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98_deepseek-chat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99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100_deepseek-cha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epseek-chat</text:p>
          </table:table-cell>
        </table:table-row>
        <table:table-row table:style-name="ro1">
          <table:table-cell office:value-type="string" calcext:value-type="string">
            <text:p>0001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02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03_gpt-4o-mini.json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04_gpt-4o-mini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05_gpt-4o-mini.json</text:p>
          </table:table-cell>
          <table:table-cell office:value-type="string" calcext:value-type="string">
            <text:p>Gabriel Celay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06_gpt-4o-mini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07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08_gpt-4o-mini.json</text:p>
          </table:table-cell>
          <table:table-cell office:value-type="string" calcext:value-type="string">
            <text:p>Luis Alberto de Cuenc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09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10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11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12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13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14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15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16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17_gpt-4o-mini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18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19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20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21_gpt-4o-mini.json</text:p>
          </table:table-cell>
          <table:table-cell office:value-type="string" calcext:value-type="string">
            <text:p>Joaquín María Machín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22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23_gpt-4o-mini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24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25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26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27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28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29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30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31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32_gpt-4o-mini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33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34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35_gpt-4o-mini.json</text:p>
          </table:table-cell>
          <table:table-cell office:value-type="string" calcext:value-type="string">
            <text:p>Ángeles Alvariño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36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37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38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39_gpt-4o-mini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40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41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42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43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44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45_gpt-4o-mini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46_gpt-4o-mini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47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48_gpt-4o-mini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49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50_gpt-4o-mini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51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52_gpt-4o-mini.json</text:p>
          </table:table-cell>
          <table:table-cell office:value-type="string" calcext:value-type="string">
            <text:p>Joaquín Vargas y Machuc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53_gpt-4o-mini.json</text:p>
          </table:table-cell>
          <table:table-cell office:value-type="string" calcext:value-type="string">
            <text:p>Pablo Ner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54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55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56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57_gpt-4o-mini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58_gpt-4o-mini.json</text:p>
          </table:table-cell>
          <table:table-cell office:value-type="string" calcext:value-type="string">
            <text:p>Joaquín Antonio Peñalos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59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60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61_gpt-4o-mini.json</text:p>
          </table:table-cell>
          <table:table-cell office:value-type="string" calcext:value-type="string">
            <text:p>José Ángel Bues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62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63_gpt-4o-mini.json</text:p>
          </table:table-cell>
          <table:table-cell office:value-type="string" calcext:value-type="string">
            <text:p>José de Echegaray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64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65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66_gpt-4o-mini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67_gpt-4o-mini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68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69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70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71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72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73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74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75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76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77_gpt-4o-mini.json</text:p>
          </table:table-cell>
          <table:table-cell office:value-type="string" calcext:value-type="string">
            <text:p>Joaquín María Machado de Assis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78_gpt-4o-mini.json</text:p>
          </table:table-cell>
          <table:table-cell office:value-type="string" calcext:value-type="string">
            <text:p>José Corazon de Jesus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79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80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81_gpt-4o-mini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82_gpt-4o-mini.json</text:p>
          </table:table-cell>
          <table:table-cell office:value-type="string" calcext:value-type="string">
            <text:p>Joaquín de la Vega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83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84_gpt-4o-mini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85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86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87_gpt-4o-mini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88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89_gpt-4o-mini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90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91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92_gpt-4o-mini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93_gpt-4o-mini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94_gpt-4o-mini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95_gpt-4o-mini.json</text:p>
          </table:table-cell>
          <table:table-cell office:value-type="string" calcext:value-type="string">
            <text:p>Claudia Lars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96_gpt-4o-mini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97_gpt-4o-mini.json</text:p>
          </table:table-cell>
          <table:table-cell office:value-type="string" calcext:value-type="string">
            <text:p>Jorge Luis Borges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98_gpt-4o-mini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99_gpt-4o-mini.json</text:p>
          </table:table-cell>
          <table:table-cell office:value-type="string" calcext:value-type="string">
            <text:p>Joaquín García Monge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100_gpt-4o-mini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t-4o-mini</text:p>
          </table:table-cell>
        </table:table-row>
        <table:table-row table:style-name="ro1">
          <table:table-cell office:value-type="string" calcext:value-type="string">
            <text:p>0001_gemini-20-flash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02_gemini-20-flash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03_gemini-20-flash.json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04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05_gemini-20-flash.json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06_gemini-20-flash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07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08_gemini-20-flash.json</text:p>
          </table:table-cell>
          <table:table-cell office:value-type="string" calcext:value-type="string">
            <text:p>José Javier Alfa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09_gemini-20-flash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10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11_gemini-20-flash.json</text:p>
          </table:table-cell>
          <table:table-cell office:value-type="string" calcext:value-type="string">
            <text:p>Álvaro Cunquei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12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13_gemini-20-flash.json</text:p>
          </table:table-cell>
          <table:table-cell office:value-type="string" calcext:value-type="string">
            <text:p>José María Álvarez de Sotomayor y Flores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14_gemini-20-flash.json</text:p>
          </table:table-cell>
          <table:table-cell office:value-type="string" calcext:value-type="string">
            <text:p>Nicolás Fernández de Moratín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15_gemini-20-flash.json</text:p>
          </table:table-cell>
          <table:table-cell office:value-type="string" calcext:value-type="string">
            <text:p>Carlos Edmundo de Ory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16_gemini-20-flash.json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17_gemini-20-flash.json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18_gemini-20-flash.json</text:p>
          </table:table-cell>
          <table:table-cell office:value-type="string" calcext:value-type="string">
            <text:p>Juan de Tassis y Peralta, Conde de Villamedian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19_gemini-20-flash.json</text:p>
          </table:table-cell>
          <table:table-cell office:value-type="string" calcext:value-type="string">
            <text:p>Bartolomé José Gallardo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20_gemini-20-flash.json</text:p>
          </table:table-cell>
          <table:table-cell office:value-type="string" calcext:value-type="string">
            <text:p>Leandro Fernández de Moratín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21_gemini-20-flash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22_gemini-20-flash.json</text:p>
          </table:table-cell>
          <table:table-cell office:value-type="string" calcext:value-type="string">
            <text:p>Leopoldo Lugones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23_gemini-20-flash.json</text:p>
          </table:table-cell>
          <table:table-cell office:value-type="string" calcext:value-type="string">
            <text:p>Francisco de Asís Izquierdo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24_gemini-20-flash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25_gemini-20-flash.json</text:p>
          </table:table-cell>
          <table:table-cell office:value-type="string" calcext:value-type="string">
            <text:p>Ángel González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26_gemini-20-flash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27_gemini-20-flash.json</text:p>
          </table:table-cell>
          <table:table-cell office:value-type="string" calcext:value-type="string">
            <text:p>Fray Francisco Lobón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28_gemini-20-flash.json</text:p>
          </table:table-cell>
          <table:table-cell office:value-type="string" calcext:value-type="string">
            <text:p>José María de Heredi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29_gemini-20-flash.json</text:p>
          </table:table-cell>
          <table:table-cell office:value-type="string" calcext:value-type="string">
            <text:p>Carolina Coron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30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31_gemini-20-flash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32_gemini-20-flash.json</text:p>
          </table:table-cell>
          <table:table-cell office:value-type="string" calcext:value-type="string">
            <text:p>Ricardo Gil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33_gemini-20-flash.json</text:p>
          </table:table-cell>
          <table:table-cell office:value-type="string" calcext:value-type="string">
            <text:p>José de Cañizares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34_gemini-20-flash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35_gemini-20-flash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36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37_gemini-20-flash.json</text:p>
          </table:table-cell>
          <table:table-cell office:value-type="string" calcext:value-type="string">
            <text:p>Manuel Rein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38_gemini-20-flash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39_gemini-20-flash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40_gemini-20-flash.json</text:p>
          </table:table-cell>
          <table:table-cell office:value-type="string" calcext:value-type="string">
            <text:p>Carolina Coronado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41_gemini-20-flash.json</text:p>
          </table:table-cell>
          <table:table-cell office:value-type="string" calcext:value-type="string">
            <text:p>Manuel Reina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42_gemini-20-flash.json</text:p>
          </table:table-cell>
          <table:table-cell office:value-type="string" calcext:value-type="string">
            <text:p>Miguel Hernández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43_gemini-20-flash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44_gemini-20-flash.json</text:p>
          </table:table-cell>
          <table:table-cell office:value-type="string" calcext:value-type="string">
            <text:p>Ricardo Güiraldes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45_gemini-20-flash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46_gemini-20-flash.json</text:p>
          </table:table-cell>
          <table:table-cell office:value-type="string" calcext:value-type="string">
            <text:p>José María Eguren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47_gemini-20-flash.json</text:p>
          </table:table-cell>
          <table:table-cell office:value-type="string" calcext:value-type="string">
            <text:p>Ricardo Palm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48_gemini-20-flash.json</text:p>
          </table:table-cell>
          <table:table-cell office:value-type="string" calcext:value-type="string">
            <text:p>Nicomedes Pastor Díaz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49_gemini-20-flash.json</text:p>
          </table:table-cell>
          <table:table-cell office:value-type="string" calcext:value-type="string">
            <text:p>Julián del Casal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50_gemini-20-flash.json</text:p>
          </table:table-cell>
          <table:table-cell office:value-type="string" calcext:value-type="string">
            <text:p>Ramón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51_gemini-20-flash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52_gemini-20-flash.json</text:p>
          </table:table-cell>
          <table:table-cell office:value-type="string" calcext:value-type="string">
            <text:p>Manuel María Flore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53_gemini-20-flash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54_gemini-20-flash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55_gemini-20-flash.json</text:p>
          </table:table-cell>
          <table:table-cell office:value-type="string" calcext:value-type="string">
            <text:p>Nicolás Fernández de Moratín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56_gemini-20-flash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57_gemini-20-flash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58_gemini-20-flash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59_gemini-20-flash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60_gemini-20-flash.json</text:p>
          </table:table-cell>
          <table:table-cell office:value-type="string" calcext:value-type="string">
            <text:p>Antonio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61_gemini-20-flash.json</text:p>
          </table:table-cell>
          <table:table-cell office:value-type="string" calcext:value-type="string">
            <text:p>Leopoldo María Pane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62_gemini-20-flash.json</text:p>
          </table:table-cell>
          <table:table-cell office:value-type="string" calcext:value-type="string">
            <text:p>Leopoldo Pane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63_gemini-20-flash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64_gemini-20-flash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65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66_gemini-20-flash.json</text:p>
          </table:table-cell>
          <table:table-cell office:value-type="string" calcext:value-type="string">
            <text:p>Luis Alberto de Cuenc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67_gemini-20-flash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68_gemini-20-flash.json</text:p>
          </table:table-cell>
          <table:table-cell office:value-type="string" calcext:value-type="string">
            <text:p>Leandro Fernández de Moratín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69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70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71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72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73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74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75_gemini-20-flash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76_gemini-20-flash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77_gemini-20-flash.json</text:p>
          </table:table-cell>
          <table:table-cell office:value-type="string" calcext:value-type="string">
            <text:p>Salvador Rued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78_gemini-20-flash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79_gemini-20-flash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80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81_gemini-20-flash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82_gemini-20-flash.json</text:p>
          </table:table-cell>
          <table:table-cell office:value-type="string" calcext:value-type="string">
            <text:p>José Joaquín de Olmed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83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84_gemini-20-flash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85_gemini-20-flash.json</text:p>
          </table:table-cell>
          <table:table-cell office:value-type="string" calcext:value-type="string">
            <text:p>Íñigo López de Mendoz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86_gemini-20-flash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87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88_gemini-20-flash.json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89_gemini-20-flash.json</text:p>
          </table:table-cell>
          <table:table-cell office:value-type="string" calcext:value-type="string">
            <text:p>Francisco de Aldan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90_gemini-20-flash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91_gemini-20-flash.json</text:p>
          </table:table-cell>
          <table:table-cell office:value-type="string" calcext:value-type="string">
            <text:p>Francisco de Aldana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92_gemini-20-flash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93_gemini-20-flash.json</text:p>
          </table:table-cell>
          <table:table-cell office:value-type="string" calcext:value-type="string">
            <text:p>Francisco de Aldan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94_gemini-20-flash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95_gemini-20-flash.json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96_gemini-20-flash.json</text:p>
          </table:table-cell>
          <table:table-cell office:value-type="string" calcext:value-type="string">
            <text:p>José María Pemán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97_gemini-20-flash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98_gemini-20-flash.json</text:p>
          </table:table-cell>
          <table:table-cell office:value-type="string" calcext:value-type="string">
            <text:p>Manuel José Othón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99_gemini-20-flash.json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100_gemini-20-flash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20-flash</text:p>
          </table:table-cell>
        </table:table-row>
        <table:table-row table:style-name="ro1">
          <table:table-cell office:value-type="string" calcext:value-type="string">
            <text:p>0001_gemini-15-pro.json</text:p>
          </table:table-cell>
          <table:table-cell office:value-type="string" calcext:value-type="string">
            <text:p>José Juan Tablad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02_gemini-15-pro.json</text:p>
          </table:table-cell>
          <table:table-cell office:value-type="string" calcext:value-type="string">
            <text:p>Anónim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03_gemini-15-pro.json</text:p>
          </table:table-cell>
          <table:table-cell office:value-type="string" calcext:value-type="string">
            <text:p>José María Gabriel y Galán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04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05_gemini-15-pro.json</text:p>
          </table:table-cell>
          <table:table-cell office:value-type="string" calcext:value-type="string">
            <text:p>Francisco Javier Vázquez Fernández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06_gemini-15-pro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07_gemini-15-pro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08_gemini-15-pro.json</text:p>
          </table:table-cell>
          <table:table-cell office:value-type="string" calcext:value-type="string">
            <text:p>Luis García Mon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09_gemini-15-pro.json</text:p>
          </table:table-cell>
          <table:table-cell office:value-type="string" calcext:value-type="string">
            <text:p>Ramón López Velarde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10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11_gemini-15-pro.json</text:p>
          </table:table-cell>
          <table:table-cell office:value-type="string" calcext:value-type="string">
            <text:p>Felipe Benítez Reyes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12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13_gemini-15-pro.json</text:p>
          </table:table-cell>
          <table:table-cell office:value-type="string" calcext:value-type="string">
            <text:p>Francisco Villaespesa Martín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14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15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16_gemini-15-pro.json</text:p>
          </table:table-cell>
          <table:table-cell office:value-type="string" calcext:value-type="string">
            <text:p>José Martí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17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18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19_gemini-15-pro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20_gemini-15-pro.json</text:p>
          </table:table-cell>
          <table:table-cell office:value-type="string" calcext:value-type="string">
            <text:p>Ricardo Alcázar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21_gemini-15-pro.json</text:p>
          </table:table-cell>
          <table:table-cell office:value-type="string" calcext:value-type="string">
            <text:p>Manuel Reina Mont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22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23_gemini-15-pro.json</text:p>
          </table:table-cell>
          <table:table-cell office:value-type="string" calcext:value-type="string">
            <text:p>Francisco Villaespesa Martín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24_gemini-15-pro.json</text:p>
          </table:table-cell>
          <table:table-cell office:value-type="string" calcext:value-type="string">
            <text:p>Félix María de Samaniego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25_gemini-15-pro.json</text:p>
          </table:table-cell>
          <table:table-cell office:value-type="string" calcext:value-type="string">
            <text:p>Luis Alberto de Cuenca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26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27_gemini-15-pro.json</text:p>
          </table:table-cell>
          <table:table-cell office:value-type="string" calcext:value-type="string">
            <text:p>José Cadalso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28_gemini-15-pro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29_gemini-15-pro.json</text:p>
          </table:table-cell>
          <table:table-cell office:value-type="string" calcext:value-type="string">
            <text:p>Carolina Coron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30_gemini-15-pro.json</text:p>
          </table:table-cell>
          <table:table-cell office:value-type="string" calcext:value-type="string">
            <text:p>Gaspar de Barrionuevo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31_gemini-15-pro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32_gemini-15-pro.json</text:p>
          </table:table-cell>
          <table:table-cell office:value-type="string" calcext:value-type="string">
            <text:p>José María Gabriel y Galán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33_gemini-15-pro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34_gemini-15-pro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35_gemini-15-pro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36_gemini-15-pro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37_gemini-15-pro.json</text:p>
          </table:table-cell>
          <table:table-cell office:value-type="string" calcext:value-type="string">
            <text:p>Manuel Machado Ruiz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38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39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40_gemini-15-pro.json</text:p>
          </table:table-cell>
          <table:table-cell office:value-type="string" calcext:value-type="string">
            <text:p>Francisco Luis Bernárdez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41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42_gemini-15-pro.json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43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44_gemini-15-pro.json</text:p>
          </table:table-cell>
          <table:table-cell office:value-type="string" calcext:value-type="string">
            <text:p>Leopoldo Lugones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45_gemini-15-pro.json</text:p>
          </table:table-cell>
          <table:table-cell office:value-type="string" calcext:value-type="string">
            <text:p>Manuel Machado Ruiz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46_gemini-15-pro.json</text:p>
          </table:table-cell>
          <table:table-cell office:value-type="string" calcext:value-type="string">
            <text:p>José María Gabriel y Galán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47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48_gemini-15-pro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49_gemini-15-pro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50_gemini-15-pro.json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51_gemini-15-pro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52_gemini-15-pro.json</text:p>
          </table:table-cell>
          <table:table-cell office:value-type="string" calcext:value-type="string">
            <text:p>Antonio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53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54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55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56_gemini-15-pro.json</text:p>
          </table:table-cell>
          <table:table-cell office:value-type="string" calcext:value-type="string">
            <text:p>Carlos Pezoa Véli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57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58_gemini-15-pro.json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59_gemini-15-pro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60_gemini-15-pro.json</text:p>
          </table:table-cell>
          <table:table-cell office:value-type="string" calcext:value-type="string">
            <text:p>Juan Ramón Jiméne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61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62_gemini-15-pro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63_gemini-15-pro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64_gemini-15-pro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65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66_gemini-15-pro.json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67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68_gemini-15-pro.json</text:p>
          </table:table-cell>
          <table:table-cell office:value-type="string" calcext:value-type="string">
            <text:p>Juan Meléndez Valdé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69_gemini-15-pro.json</text:p>
          </table:table-cell>
          <table:table-cell office:value-type="string" calcext:value-type="string">
            <text:p>Baltasar del Alcázar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70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71_gemini-15-pro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72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73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74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75_gemini-15-pro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76_gemini-15-pro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77_gemini-15-pro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78_gemini-15-pro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79_gemini-15-pro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80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81_gemini-15-pro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82_gemini-15-pro.json</text:p>
          </table:table-cell>
          <table:table-cell table:number-columns-repeated="2" office:value-type="string" calcext:value-type="string">
            <text:p>José Joaquín Olmedo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83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84_gemini-15-pro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85_gemini-15-pro.json</text:p>
          </table:table-cell>
          <table:table-cell office:value-type="string" calcext:value-type="string">
            <text:p>Íñigo López de Mendoza, Marqués de Santilla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86_gemini-15-pro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87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88_gemini-15-pro.json</text:p>
          </table:table-cell>
          <table:table-cell office:value-type="string" calcext:value-type="string">
            <text:p>Pedro Espinosa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89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90_gemini-15-pro.json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91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92_gemini-15-pro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93_gemini-15-pro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94_gemini-15-pro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95_gemini-15-pro.json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96_gemini-15-pro.json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97_gemini-15-pro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98_gemini-15-pro.json</text:p>
          </table:table-cell>
          <table:table-cell office:value-type="string" calcext:value-type="string">
            <text:p>Ventura Ruiz Aguiler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099_gemini-15-pro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mini-15-pro</text:p>
          </table:table-cell>
        </table:table-row>
        <table:table-row table:style-name="ro1">
          <table:table-cell office:value-type="string" calcext:value-type="string">
            <text:p>0100_gemini-15-pro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mini-15-pro</text:p>
          </table:table-cell>
        </table:table-row>
      </table:table>
      <table:named-expressions/>
      <table:database-ranges>
        <table:database-range table:name="__Anonymous_Sheet_DB__0" table:target-range-address="Feuille1.A1:Feuille1.I4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/00/0000</text:date>, <text:time style:data-style-name="N2" text:time-value="15:24:26.039753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13T18:58:36.528620805</meta:creation-date>
    <meta:generator>LibreOffice/25.2.3.2$Linux_X86_64 LibreOffice_project/520$Build-2</meta:generator>
    <dc:date>2025-06-11T15:54:47.670594186</dc:date>
    <meta:editing-duration>PT1H36M31S</meta:editing-duration>
    <meta:editing-cycles>15</meta:editing-cycles>
    <meta:document-statistic meta:table-count="1" meta:cell-count="7209" meta:object-count="0"/>
  </office:meta>
</office:document-meta>
</file>